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file/d/1SoKWU818zbNd0VfhpFLfoAbyQsz1j3zE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5:45:10.190830499</meta:creation-date>
    <dc:date>2022-09-11T15:53:20.819377251</dc:date>
    <meta:editing-duration>PT8M11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6.4.7.2$Linux_X86_64 LibreOffice_project/40$Build-2</meta:generator>
  </office:meta>
</office:document-meta>
</file>